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1B017082</text:p>
          </table:table-cell>
          <table:table-cell office:value-type="float" office:value="50205626" calcext:value-type="float">
            <text:p>50205626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string" calcext:value-type="string">
            <text:p>F1B017083</text:p>
          </table:table-cell>
          <table:table-cell office:value-type="float" office:value="50200380" calcext:value-type="float">
            <text:p>50200380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017084</text:p>
          </table:table-cell>
          <table:table-cell office:value-type="float" office:value="50203305" calcext:value-type="float">
            <text:p>50203305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017085</text:p>
          </table:table-cell>
          <table:table-cell office:value-type="float" office:value="50203314" calcext:value-type="float">
            <text:p>50203314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017086</text:p>
          </table:table-cell>
          <table:table-cell office:value-type="float" office:value="50204732" calcext:value-type="float">
            <text:p>50204732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017087</text:p>
          </table:table-cell>
          <table:table-cell office:value-type="float" office:value="50203691" calcext:value-type="float">
            <text:p>50203691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017088</text:p>
          </table:table-cell>
          <table:table-cell office:value-type="float" office:value="50200374" calcext:value-type="float">
            <text:p>50200374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string" calcext:value-type="string">
            <text:p>F1B017089</text:p>
          </table:table-cell>
          <table:table-cell office:value-type="float" office:value="50204515" calcext:value-type="float">
            <text:p>50204515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017090</text:p>
          </table:table-cell>
          <table:table-cell office:value-type="float" office:value="50203691" calcext:value-type="float">
            <text:p>50203691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017091</text:p>
          </table:table-cell>
          <table:table-cell office:value-type="float" office:value="50204513" calcext:value-type="float">
            <text:p>50204513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017092</text:p>
          </table:table-cell>
          <table:table-cell office:value-type="float" office:value="50204715" calcext:value-type="float">
            <text:p>50204715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017093</text:p>
          </table:table-cell>
          <table:table-cell office:value-type="float" office:value="50204503" calcext:value-type="float">
            <text:p>50204503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017094</text:p>
          </table:table-cell>
          <table:table-cell office:value-type="float" office:value="50203313" calcext:value-type="float">
            <text:p>50203313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017095</text:p>
          </table:table-cell>
          <table:table-cell office:value-type="float" office:value="50204322" calcext:value-type="float">
            <text:p>50204322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017096</text:p>
          </table:table-cell>
          <table:table-cell office:value-type="float" office:value="50200386" calcext:value-type="float">
            <text:p>50200386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017097</text:p>
          </table:table-cell>
          <table:table-cell office:value-type="float" office:value="50203689" calcext:value-type="float">
            <text:p>5020368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3001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Multimedia</text:p>
          </table:table-cell>
        </table:table-row>
        <table:table-row table:style-name="ro1">
          <table:table-cell office:value-type="string" calcext:value-type="string">
            <text:p>F1B113002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Elektro Audio Video</text:p>
          </table:table-cell>
        </table:table-row>
        <table:table-row table:style-name="ro1">
          <table:table-cell office:value-type="string" calcext:value-type="string">
            <text:p>F1B113003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Elektronika Industri</text:p>
          </table:table-cell>
        </table:table-row>
        <table:table-row table:style-name="ro1">
          <table:table-cell office:value-type="string" calcext:value-type="string">
            <text:p>F1B113004</text:p>
          </table:table-cell>
          <table:table-cell office:value-type="float" office:value="50204717" calcext:value-type="float">
            <text:p>50204717</text:p>
          </table:table-cell>
          <table:table-cell office:value-type="string" calcext:value-type="string">
            <text:p>Teknik Mesin</text:p>
          </table:table-cell>
        </table:table-row>
        <table:table-row table:style-name="ro1">
          <table:table-cell office:value-type="string" calcext:value-type="string">
            <text:p>F1B113005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Instalasi Tenaga Listrik</text:p>
          </table:table-cell>
        </table:table-row>
        <table:table-row table:style-name="ro1">
          <table:table-cell office:value-type="string" calcext:value-type="string">
            <text:p>F1B113006</text:p>
          </table:table-cell>
          <table:table-cell office:value-type="float" office:value="20326433" calcext:value-type="float">
            <text:p>20326433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3008</text:p>
          </table:table-cell>
          <table:table-cell office:value-type="float" office:value="50203683" calcext:value-type="float">
            <text:p>50203683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string" calcext:value-type="string">
            <text:p>F1B113009</text:p>
          </table:table-cell>
          <table:table-cell office:value-type="float" office:value="50204508" calcext:value-type="float">
            <text:p>50204508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string" calcext:value-type="string">
            <text:p>F1B113010</text:p>
          </table:table-cell>
          <table:table-cell office:value-type="float" office:value="50202501" calcext:value-type="float">
            <text:p>50202501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3011</text:p>
          </table:table-cell>
          <table:table-cell office:value-type="float" office:value="50105650" calcext:value-type="float">
            <text:p>5010565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3013</text:p>
          </table:table-cell>
          <table:table-cell office:value-type="float" office:value="50204514" calcext:value-type="float">
            <text:p>50204514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3014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Instalasi Tenaga Listrik</text:p>
          </table:table-cell>
        </table:table-row>
        <table:table-row table:style-name="ro1">
          <table:table-cell office:value-type="string" calcext:value-type="string">
            <text:p>F1B113015</text:p>
          </table:table-cell>
          <table:table-cell office:value-type="float" office:value="50220276" calcext:value-type="float">
            <text:p>50220276</text:p>
          </table:table-cell>
          <table:table-cell office:value-type="string" calcext:value-type="string">
            <text:p>Multimedia</text:p>
          </table:table-cell>
        </table:table-row>
        <table:table-row table:style-name="ro1">
          <table:table-cell office:value-type="string" calcext:value-type="string">
            <text:p>F1B113016</text:p>
          </table:table-cell>
          <table:table-cell office:value-type="float" office:value="50200403" calcext:value-type="float">
            <text:p>50200403</text:p>
          </table:table-cell>
          <table:table-cell office:value-type="string" calcext:value-type="string">
            <text:p>Teknik Elektronika Komunikasi</text:p>
          </table:table-cell>
        </table:table-row>
        <table:table-row table:style-name="ro1">
          <table:table-cell office:value-type="string" calcext:value-type="string">
            <text:p>F1B113017</text:p>
          </table:table-cell>
          <table:table-cell office:value-type="float" office:value="50200403" calcext:value-type="float">
            <text:p>50200403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string" calcext:value-type="string">
            <text:p>F1B113018</text:p>
          </table:table-cell>
          <table:table-cell office:value-type="float" office:value="50204513" calcext:value-type="float">
            <text:p>50204513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3019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Multimedia</text:p>
          </table:table-cell>
        </table:table-row>
        <table:table-row table:style-name="ro1">
          <table:table-cell office:value-type="string" calcext:value-type="string">
            <text:p>F1B113020</text:p>
          </table:table-cell>
          <table:table-cell office:value-type="float" office:value="50201369" calcext:value-type="float">
            <text:p>50201369</text:p>
          </table:table-cell>
          <table:table-cell office:value-type="string" calcext:value-type="string">
            <text:p>Multimedia</text:p>
          </table:table-cell>
        </table:table-row>
        <table:table-row table:style-name="ro1">
          <table:table-cell office:value-type="string" calcext:value-type="string">
            <text:p>F1B113021</text:p>
          </table:table-cell>
          <table:table-cell office:value-type="float" office:value="50200403" calcext:value-type="float">
            <text:p>50200403</text:p>
          </table:table-cell>
          <table:table-cell office:value-type="string" calcext:value-type="string">
            <text:p>Teknik Pembangkit Listrik</text:p>
          </table:table-cell>
        </table:table-row>
        <table:table-row table:style-name="ro1">
          <table:table-cell office:value-type="string" calcext:value-type="string">
            <text:p>F1B113022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Instalasi Tenaga Listrik</text:p>
          </table:table-cell>
        </table:table-row>
        <table:table-row table:style-name="ro1">
          <table:table-cell office:value-type="string" calcext:value-type="string">
            <text:p>F1B113023</text:p>
          </table:table-cell>
          <table:table-cell office:value-type="float" office:value="50201370" calcext:value-type="float">
            <text:p>50201370</text:p>
          </table:table-cell>
          <table:table-cell office:value-type="string" calcext:value-type="string">
            <text:p>Elektronika</text:p>
          </table:table-cell>
        </table:table-row>
        <table:table-row table:style-name="ro1">
          <table:table-cell office:value-type="string" calcext:value-type="string">
            <text:p>F1B113024</text:p>
          </table:table-cell>
          <table:table-cell office:value-type="float" office:value="50201372" calcext:value-type="float">
            <text:p>50201372</text:p>
          </table:table-cell>
          <table:table-cell office:value-type="string" calcext:value-type="string">
            <text:p>Multimedia</text:p>
          </table:table-cell>
        </table:table-row>
        <table:table-row table:style-name="ro1">
          <table:table-cell office:value-type="string" calcext:value-type="string">
            <text:p>F1B113025</text:p>
          </table:table-cell>
          <table:table-cell office:value-type="float" office:value="50204517" calcext:value-type="float">
            <text:p>50204517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3028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3029</text:p>
          </table:table-cell>
          <table:table-cell office:value-type="float" office:value="50203319" calcext:value-type="float">
            <text:p>50203319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string" calcext:value-type="string">
            <text:p>F1B113030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Instalasi Tenaga Listrik</text:p>
          </table:table-cell>
        </table:table-row>
        <table:table-row table:style-name="ro1">
          <table:table-cell office:value-type="string" calcext:value-type="string">
            <text:p>F1B113031</text:p>
          </table:table-cell>
          <table:table-cell office:value-type="float" office:value="50203687" calcext:value-type="float">
            <text:p>50203687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string" calcext:value-type="string">
            <text:p>F1B113032</text:p>
          </table:table-cell>
          <table:table-cell office:value-type="float" office:value="50202496" calcext:value-type="float">
            <text:p>50202496</text:p>
          </table:table-cell>
          <table:table-cell office:value-type="string" calcext:value-type="string">
            <text:p>IPS</text:p>
          </table:table-cell>
        </table:table-row>
        <table:table-row table:style-name="ro1">
          <table:table-cell office:value-type="string" calcext:value-type="string">
            <text:p>F1B113033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Gambar Bangunan</text:p>
          </table:table-cell>
        </table:table-row>
        <table:table-row table:style-name="ro1">
          <table:table-cell office:value-type="string" calcext:value-type="string">
            <text:p>F1B113034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string" calcext:value-type="string">
            <text:p>F1B113036</text:p>
          </table:table-cell>
          <table:table-cell office:value-type="float" office:value="50200380" calcext:value-type="float">
            <text:p>50200380</text:p>
          </table:table-cell>
          <table:table-cell office:value-type="string" calcext:value-type="string">
            <text:p>Teknik Informatika/TKJ</text:p>
          </table:table-cell>
        </table:table-row>
        <table:table-row table:style-name="ro1">
          <table:table-cell office:value-type="string" calcext:value-type="string">
            <text:p>F1B113037</text:p>
          </table:table-cell>
          <table:table-cell office:value-type="float" office:value="50222412" calcext:value-type="float">
            <text:p>5022241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3038</text:p>
          </table:table-cell>
          <table:table-cell office:value-type="float" office:value="50201370" calcext:value-type="float">
            <text:p>50201370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3039</text:p>
          </table:table-cell>
          <table:table-cell office:value-type="float" office:value="50204506" calcext:value-type="float">
            <text:p>50204506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4001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Mesin</text:p>
          </table:table-cell>
        </table:table-row>
        <table:table-row table:style-name="ro1">
          <table:table-cell office:value-type="string" calcext:value-type="string">
            <text:p>F1B114002</text:p>
          </table:table-cell>
          <table:table-cell office:value-type="float" office:value="50205331" calcext:value-type="float">
            <text:p>50205331</text:p>
          </table:table-cell>
          <table:table-cell office:value-type="string" calcext:value-type="string">
            <text:p>Rekasa Perangkat Lunak</text:p>
          </table:table-cell>
        </table:table-row>
        <table:table-row table:style-name="ro1">
          <table:table-cell office:value-type="string" calcext:value-type="string">
            <text:p>F1B114003</text:p>
          </table:table-cell>
          <table:table-cell office:value-type="float" office:value="50203319" calcext:value-type="float">
            <text:p>50203319</text:p>
          </table:table-cell>
          <table:table-cell office:value-type="string" calcext:value-type="string">
            <text:p>Teknik Instalasi Tenaga Listrik</text:p>
          </table:table-cell>
        </table:table-row>
        <table:table-row table:style-name="ro1">
          <table:table-cell office:value-type="string" calcext:value-type="string">
            <text:p>F1B114004</text:p>
          </table:table-cell>
          <table:table-cell office:value-type="float" office:value="60724657" calcext:value-type="float">
            <text:p>60724657</text:p>
          </table:table-cell>
          <table:table-cell office:value-type="string" calcext:value-type="string">
            <text:p>Teknik Instalasi Tenaga Listrik</text:p>
          </table:table-cell>
        </table:table-row>
        <table:table-row table:style-name="ro1">
          <table:table-cell office:value-type="string" calcext:value-type="string">
            <text:p>F1B114005</text:p>
          </table:table-cell>
          <table:table-cell office:value-type="float" office:value="50219638" calcext:value-type="float">
            <text:p>50219638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string" calcext:value-type="string">
            <text:p>F1B114006</text:p>
          </table:table-cell>
          <table:table-cell office:value-type="float" office:value="50204512" calcext:value-type="float">
            <text:p>50204512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4007</text:p>
          </table:table-cell>
          <table:table-cell office:value-type="float" office:value="50205331" calcext:value-type="float">
            <text:p>50205331</text:p>
          </table:table-cell>
          <table:table-cell office:value-type="string" calcext:value-type="string">
            <text:p>Teknik Kendaraan Ringan</text:p>
          </table:table-cell>
        </table:table-row>
        <table:table-row table:style-name="ro1">
          <table:table-cell office:value-type="string" calcext:value-type="string">
            <text:p>F1B114008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string" calcext:value-type="string">
            <text:p>F1B114009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Multimedia</text:p>
          </table:table-cell>
        </table:table-row>
        <table:table-row table:style-name="ro1">
          <table:table-cell office:value-type="string" calcext:value-type="string">
            <text:p>F1B114010</text:p>
          </table:table-cell>
          <table:table-cell office:value-type="float" office:value="50200380" calcext:value-type="float">
            <text:p>50200380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4011</text:p>
          </table:table-cell>
          <table:table-cell office:value-type="float" office:value="50105651" calcext:value-type="float">
            <text:p>50105651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4012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Elektronika Industri</text:p>
          </table:table-cell>
        </table:table-row>
        <table:table-row table:style-name="ro1">
          <table:table-cell office:value-type="string" calcext:value-type="string">
            <text:p>F1B114013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Instalasi Tenaga Listrik</text:p>
          </table:table-cell>
        </table:table-row>
        <table:table-row table:style-name="ro1">
          <table:table-cell office:value-type="string" calcext:value-type="string">
            <text:p>F1B114014</text:p>
          </table:table-cell>
          <table:table-cell office:value-type="float" office:value="50202496" calcext:value-type="float">
            <text:p>50202496</text:p>
          </table:table-cell>
          <table:table-cell office:value-type="string" calcext:value-type="string">
            <text:p>Teknik Pengelasan</text:p>
          </table:table-cell>
        </table:table-row>
        <table:table-row table:style-name="ro1">
          <table:table-cell office:value-type="string" calcext:value-type="string">
            <text:p>F1B114015</text:p>
          </table:table-cell>
          <table:table-cell office:value-type="float" office:value="50219638" calcext:value-type="float">
            <text:p>50219638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string" calcext:value-type="string">
            <text:p>F1B114016</text:p>
          </table:table-cell>
          <table:table-cell office:value-type="float" office:value="50201370" calcext:value-type="float">
            <text:p>50201370</text:p>
          </table:table-cell>
          <table:table-cell office:value-type="string" calcext:value-type="string">
            <text:p>Teknik Audio Video</text:p>
          </table:table-cell>
        </table:table-row>
        <table:table-row table:style-name="ro1">
          <table:table-cell office:value-type="string" calcext:value-type="string">
            <text:p>F1B114017</text:p>
          </table:table-cell>
          <table:table-cell office:value-type="float" office:value="50204512" calcext:value-type="float">
            <text:p>50204512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4018</text:p>
          </table:table-cell>
          <table:table-cell office:value-type="float" office:value="50204510" calcext:value-type="float">
            <text:p>50204510</text:p>
          </table:table-cell>
          <table:table-cell office:value-type="string" calcext:value-type="string">
            <text:p>Multimedia</text:p>
          </table:table-cell>
        </table:table-row>
        <table:table-row table:style-name="ro1">
          <table:table-cell office:value-type="string" calcext:value-type="string">
            <text:p>F1B114019</text:p>
          </table:table-cell>
          <table:table-cell office:value-type="float" office:value="50204717" calcext:value-type="float">
            <text:p>50204717</text:p>
          </table:table-cell>
          <table:table-cell office:value-type="string" calcext:value-type="string">
            <text:p>Teknik Instalasi Tenaga Listrik</text:p>
          </table:table-cell>
        </table:table-row>
        <table:table-row table:style-name="ro1">
          <table:table-cell office:value-type="string" calcext:value-type="string">
            <text:p>F1B114022</text:p>
          </table:table-cell>
          <table:table-cell office:value-type="float" office:value="50200374" calcext:value-type="float">
            <text:p>50200374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string" calcext:value-type="string">
            <text:p>F1B114023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Instalasi Tenaga Listrik</text:p>
          </table:table-cell>
        </table:table-row>
        <table:table-row table:style-name="ro1">
          <table:table-cell office:value-type="string" calcext:value-type="string">
            <text:p>F1B114024</text:p>
          </table:table-cell>
          <table:table-cell office:value-type="float" office:value="50204732" calcext:value-type="float">
            <text:p>50204732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4025</text:p>
          </table:table-cell>
          <table:table-cell office:value-type="float" office:value="50204503" calcext:value-type="float">
            <text:p>50204503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4026</text:p>
          </table:table-cell>
          <table:table-cell office:value-type="float" office:value="50201396" calcext:value-type="float">
            <text:p>50201396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4027</text:p>
          </table:table-cell>
          <table:table-cell office:value-type="float" office:value="50203319" calcext:value-type="float">
            <text:p>50203319</text:p>
          </table:table-cell>
          <table:table-cell office:value-type="string" calcext:value-type="string">
            <text:p>Teknik Instalasi Tenaga Listrik</text:p>
          </table:table-cell>
        </table:table-row>
        <table:table-row table:style-name="ro1">
          <table:table-cell office:value-type="string" calcext:value-type="string">
            <text:p>F1B114028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Audio Video</text:p>
          </table:table-cell>
        </table:table-row>
        <table:table-row table:style-name="ro1">
          <table:table-cell office:value-type="string" calcext:value-type="string">
            <text:p>F1B114029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Instalasi Tenaga Listrik</text:p>
          </table:table-cell>
        </table:table-row>
        <table:table-row table:style-name="ro1">
          <table:table-cell office:value-type="string" calcext:value-type="string">
            <text:p>F1B114030</text:p>
          </table:table-cell>
          <table:table-cell office:value-type="float" office:value="50203314" calcext:value-type="float">
            <text:p>50203314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4031</text:p>
          </table:table-cell>
          <table:table-cell office:value-type="float" office:value="50220276" calcext:value-type="float">
            <text:p>50220276</text:p>
          </table:table-cell>
          <table:table-cell office:value-type="string" calcext:value-type="string">
            <text:p>Multimedia</text:p>
          </table:table-cell>
        </table:table-row>
        <table:table-row table:style-name="ro1">
          <table:table-cell office:value-type="string" calcext:value-type="string">
            <text:p>F1B114033</text:p>
          </table:table-cell>
          <table:table-cell office:value-type="float" office:value="50204514" calcext:value-type="float">
            <text:p>50204514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4035</text:p>
          </table:table-cell>
          <table:table-cell office:value-type="float" office:value="50103643" calcext:value-type="float">
            <text:p>50103643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5001</text:p>
          </table:table-cell>
          <table:table-cell office:value-type="float" office:value="50204513" calcext:value-type="float">
            <text:p>50204513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5002</text:p>
          </table:table-cell>
          <table:table-cell office:value-type="float" office:value="50200403" calcext:value-type="float">
            <text:p>50200403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string" calcext:value-type="string">
            <text:p>F1B115003</text:p>
          </table:table-cell>
          <table:table-cell office:value-type="float" office:value="50204513" calcext:value-type="float">
            <text:p>50204513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5004</text:p>
          </table:table-cell>
          <table:table-cell office:value-type="float" office:value="50200403" calcext:value-type="float">
            <text:p>50200403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string" calcext:value-type="string">
            <text:p>F1B115005</text:p>
          </table:table-cell>
          <table:table-cell office:value-type="float" office:value="50201370" calcext:value-type="float">
            <text:p>50201370</text:p>
          </table:table-cell>
          <table:table-cell office:value-type="string" calcext:value-type="string">
            <text:p>Teknik Audio Video</text:p>
          </table:table-cell>
        </table:table-row>
        <table:table-row table:style-name="ro1">
          <table:table-cell office:value-type="string" calcext:value-type="string">
            <text:p>F1B115006</text:p>
          </table:table-cell>
          <table:table-cell office:value-type="float" office:value="50204513" calcext:value-type="float">
            <text:p>50204513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5007</text:p>
          </table:table-cell>
          <table:table-cell office:value-type="float" office:value="50219973" calcext:value-type="float">
            <text:p>50219973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string" calcext:value-type="string">
            <text:p>F1B115008</text:p>
          </table:table-cell>
          <table:table-cell office:value-type="float" office:value="50204732" calcext:value-type="float">
            <text:p>50204732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5009</text:p>
          </table:table-cell>
          <table:table-cell office:value-type="float" office:value="50204010" calcext:value-type="float">
            <text:p>50204010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5010</text:p>
          </table:table-cell>
          <table:table-cell office:value-type="float" office:value="50204719" calcext:value-type="float">
            <text:p>50204719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string" calcext:value-type="string">
            <text:p>F1B115011</text:p>
          </table:table-cell>
          <table:table-cell office:value-type="float" office:value="50205626" calcext:value-type="float">
            <text:p>50205626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string" calcext:value-type="string">
            <text:p>F1B115012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Elektronika Industri</text:p>
          </table:table-cell>
        </table:table-row>
        <table:table-row table:style-name="ro1">
          <table:table-cell office:value-type="string" calcext:value-type="string">
            <text:p>F1B115013</text:p>
          </table:table-cell>
          <table:table-cell office:value-type="float" office:value="50200386" calcext:value-type="float">
            <text:p>50200386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5014</text:p>
          </table:table-cell>
          <table:table-cell office:value-type="float" office:value="50204013" calcext:value-type="float">
            <text:p>50204013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5015</text:p>
          </table:table-cell>
          <table:table-cell office:value-type="float" office:value="50204512" calcext:value-type="float">
            <text:p>50204512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5016</text:p>
          </table:table-cell>
          <table:table-cell office:value-type="float" office:value="50204517" calcext:value-type="float">
            <text:p>50204517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5017</text:p>
          </table:table-cell>
          <table:table-cell office:value-type="float" office:value="50200386" calcext:value-type="float">
            <text:p>50200386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5018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Elektronika Industri</text:p>
          </table:table-cell>
        </table:table-row>
        <table:table-row table:style-name="ro1">
          <table:table-cell office:value-type="string" calcext:value-type="string">
            <text:p>F1B115019</text:p>
          </table:table-cell>
          <table:table-cell office:value-type="float" office:value="50223277" calcext:value-type="float">
            <text:p>50223277</text:p>
          </table:table-cell>
          <table:table-cell office:value-type="string" calcext:value-type="string">
            <text:p>IP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09:34:57.066783682</meta:creation-date>
    <dc:date>2019-01-19T09:40:21.507919193</dc:date>
    <meta:editing-duration>PT5M24S</meta:editing-duration>
    <meta:editing-cycles>1</meta:editing-cycles>
    <meta:document-statistic meta:table-count="1" meta:cell-count="300" meta:object-count="0"/>
    <meta:generator>LibreOffice/6.1.3.2$MacOSX_X86_64 LibreOffice_project/86daf60bf00efa86ad547e59e09d6bb77c699acb</meta:generator>
  </office:meta>
</office:document-meta>
</file>